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8000003206B46E2316290BB5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4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49cm" svg:height="20.999cm" svg:x="1.566cm" svg:y="0.43cm">
          <draw:image xlink:href="Pictures/1000020100000398000003206B46E2316290BB56.png" xlink:type="simple" xlink:show="embed" xlink:actuate="onLoad">
            <text:p/>
          </draw:image>
        </draw:frame>
        <draw:line draw:style-name="gr2" draw:text-style-name="P1" draw:layer="layout" svg:x1="19.666cm" svg:y1="13.435cm" svg:x2="19.666cm" svg:y2="12.016cm">
          <text:p/>
        </draw:line>
        <draw:line draw:style-name="gr2" draw:text-style-name="P1" draw:layer="layout" svg:x1="19.666cm" svg:y1="5.591cm" svg:x2="19.666cm" svg:y2="3.752cm">
          <text:p/>
        </draw:line>
        <draw:line draw:style-name="gr3" draw:text-style-name="P1" draw:layer="layout" svg:x1="10.6cm" svg:y1="16.246cm" svg:x2="15.02cm" svg:y2="16.213cm">
          <text:p/>
        </draw:line>
        <draw:frame draw:style-name="gr4" draw:text-style-name="P3" draw:layer="layout" svg:width="4.109cm" svg:height="0.763cm" svg:x="19.721cm" svg:y="4.356cm">
          <draw:text-box>
            <text:p text:style-name="P2"><text:span text:style-name="T1">&lt;&lt;implements&gt;&gt;</text:span></text:p>
          </draw:text-box>
        </draw:frame>
        <draw:frame draw:style-name="gr5" draw:text-style-name="P3" draw:layer="layout" svg:width="3.169cm" svg:height="0.763cm" svg:x="11.321cm" svg:y="14.957cm">
          <draw:text-box>
            <text:p text:style-name="P2"><text:span text:style-name="T1">&lt;&lt;creates&gt;&gt;</text:span></text:p>
          </draw:text-box>
        </draw:frame>
        <draw:frame draw:style-name="gr6" draw:text-style-name="P3" draw:layer="layout" svg:width="3.296cm" svg:height="0.763cm" svg:x="19.821cm" svg:y="12.457cm">
          <draw:text-box>
            <text:p text:style-name="P2"><text:span text:style-name="T1">&lt;&lt;extends&gt;&gt;</text:span></text:p>
          </draw:text-box>
        </draw:frame>
        <draw:line draw:style-name="gr7" draw:text-style-name="P1" draw:layer="layout" svg:x1="17.727cm" svg:y1="13.819cm" svg:x2="21.548cm" svg:y2="13.813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8:48:43.299186037</meta:creation-date>
    <dc:date>2017-06-07T18:56:59.271387301</dc:date>
    <meta:editing-duration>PT6M39S</meta:editing-duration>
    <meta:editing-cycles>2</meta:editing-cycles>
    <meta:generator>LibreOffice/5.0.6.2$Linux_X86_64 LibreOffice_project/00$Build-2</meta:generator>
    <meta:document-statistic meta:object-count="31"/>
  </office:meta>
</office:document-meta>
</file>